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c4b" officeooo:paragraph-rsid="0001fc4b"/>
    </style:style>
    <style:style style:name="P2" style:family="paragraph" style:parent-style-name="Standard" style:list-style-name="L1">
      <style:text-properties officeooo:rsid="0001fc4b" officeooo:paragraph-rsid="0001fc4b"/>
    </style:style>
    <style:style style:name="P3" style:family="paragraph" style:parent-style-name="Standard" style:list-style-name="L1">
      <style:text-properties officeooo:paragraph-rsid="0001fc4b"/>
    </style:style>
    <style:style style:name="P4" style:family="paragraph" style:parent-style-name="Standard" style:list-style-name="L1">
      <style:text-properties officeooo:paragraph-rsid="0002b89c"/>
    </style:style>
    <style:style style:name="P5" style:family="paragraph" style:parent-style-name="Standard" style:list-style-name="L1">
      <style:text-properties officeooo:rsid="0003c25b" officeooo:paragraph-rsid="0003c25b"/>
    </style:style>
    <style:style style:name="P6" style:family="paragraph" style:parent-style-name="Standard" style:list-style-name="L1">
      <style:text-properties officeooo:rsid="0005976f" officeooo:paragraph-rsid="0005976f"/>
    </style:style>
    <style:style style:name="T1" style:family="text">
      <style:text-properties officeooo:rsid="0001fc4b"/>
    </style:style>
    <style:style style:name="T2" style:family="text">
      <style:text-properties fo:color="#dcdcaa" style:font-name="Droid Sans Mono" fo:font-size="10.5pt" fo:font-weight="normal" fo:background-color="#1e1e1e" loext:char-shading-value="0"/>
    </style:style>
    <style:style style:name="T3" style:family="text">
      <style:text-properties fo:color="#dcdcaa" style:font-name="Droid Sans Mono" fo:font-size="10.5pt" fo:font-weight="normal" officeooo:rsid="0001fc4b" fo:background-color="#1e1e1e" loext:char-shading-value="0"/>
    </style:style>
    <style:style style:name="T4" style:family="text">
      <style:text-properties fo:color="#dcdcaa" style:font-name="Droid Sans Mono" fo:font-size="10.5pt" fo:font-weight="normal" officeooo:rsid="0002b89c" fo:background-color="#1e1e1e" loext:char-shading-value="0"/>
    </style:style>
    <style:style style:name="T5" style:family="text">
      <style:text-properties fo:color="#dcdcaa" style:font-name="Droid Sans Mono" fo:font-size="10.5pt" fo:font-weight="normal" officeooo:rsid="000323e4" fo:background-color="#1e1e1e" loext:char-shading-value="0"/>
    </style:style>
    <style:style style:name="T6" style:family="text">
      <style:text-properties fo:color="#dcdcaa" style:font-name="Droid Sans Mono" fo:font-size="10.5pt" fo:font-weight="normal" officeooo:rsid="0003c25b" fo:background-color="#1e1e1e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 con Gemma Master_rudy:</text:p>
      <text:p text:style-name="P1"/>
      <text:list xml:id="list3533491706" text:style-name="L1">
        <text:list-item>
          <text:p text:style-name="P3"><text:span text:style-name="T1">En Consumos en </text:span><text:span text:style-name="T2">leerGraficoConsumoAguaMensualActual </text:span><text:span text:style-name="T3">cuando llama a leerConsumoMMMMes sobra el argumento data → dia</text:span></text:p>
        </text:list-item>
        <text:list-item>
          <text:p text:style-name="P3"><text:span text:style-name="T3"><text:s/></text:span><text:span text:style-name="T4">En Luces:</text:span></text:p>
          <text:list>
            <text:list-item>
              <text:p text:style-name="P4"><text:span text:style-name="T6">En </text:span><text:span text:style-name="T4">LucesFuente en </text:span><text:span text:style-name="T2">actualizarLucesZonas </text:span><text:span text:style-name="T4">cuando se llama a leerZonaLuces </text:span><text:span text:style-name="T5">y leerEscenaActual </text:span><text:span text:style-name="T4">no envia los argumentos. </text:span></text:p>
            </text:list-item>
            <text:list-item>
              <text:p text:style-name="P5"><text:span text:style-name="T2">En LucesPiscina declaradas las variables F1 y F2 <text:s/>en actualizarLucesZonas no se envia los argumentos.</text:span></text:p>
            </text:list-item>
            <text:list-item>
              <text:p text:style-name="P6"><text:span text:style-name="T2">En LucesSalon en obtenerEscenaActual faltaba el control del acseso</text:span>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7:19:50.030423393</meta:creation-date>
    <dc:date>2021-03-14T01:41:13.751309340</dc:date>
    <meta:editing-duration>P1DT8H21M25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7" meta:word-count="65" meta:character-count="443" meta:non-whitespace-character-count="387"/>
  </office:meta>
</office:document-meta>
</file>